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3pt" fo:font-style="normal" fo:font-weight="bold" officeooo:rsid="0189f925" officeooo:paragraph-rsid="0320bce6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text-properties style:font-name="Calibri" fo:font-size="13pt" fo:font-style="normal" fo:font-weight="bold" officeooo:rsid="03097d85" officeooo:paragraph-rsid="0309bdee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style:font-name="Calibri" fo:font-size="13pt" fo:font-style="normal" fo:font-weight="bold" officeooo:rsid="0009ae11" officeooo:paragraph-rsid="0009ae11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style:font-name="Calibri" fo:font-size="13pt" fo:font-style="normal" fo:font-weight="bold" officeooo:rsid="00612f38" officeooo:paragraph-rsid="03005ebc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Calibri" fo:font-size="13pt" fo:font-style="normal" fo:font-weight="normal" officeooo:rsid="013b176a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style:font-name="Calibri" fo:font-size="13pt" fo:font-style="normal" fo:font-weight="normal" officeooo:rsid="0142c370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style:font-name="Calibri" fo:font-size="13pt" fo:font-style="normal" fo:font-weight="normal" officeooo:rsid="01638ab3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style:font-name="Calibri" fo:font-size="13pt" fo:font-style="normal" fo:font-weight="normal" officeooo:rsid="0171ebf5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style:font-name="Calibri" fo:font-size="13pt" fo:font-style="normal" fo:font-weight="normal" officeooo:rsid="006505ee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style:font-name="Calibri" fo:font-size="13pt" fo:font-style="normal" fo:font-weight="normal" officeooo:rsid="00f764b8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style:font-name="Calibri" fo:font-size="13pt" fo:font-style="normal" fo:font-weight="normal" officeooo:rsid="00612f38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style:font-name="Calibri" fo:font-size="13pt" fo:font-style="normal" fo:font-weight="normal" officeooo:rsid="008f508a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style:font-name="Calibri" fo:font-size="13pt" fo:font-style="normal" fo:font-weight="normal" officeooo:rsid="006b6ca4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style:font-name="Calibri" fo:font-size="13pt" fo:font-style="normal" fo:font-weight="normal" officeooo:rsid="011147cc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style:font-name="Calibri" fo:font-size="13pt" fo:font-style="normal" fo:font-weight="normal" officeooo:rsid="00e7e8c7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style:font-name="Calibri" fo:font-size="13pt" fo:font-style="normal" fo:font-weight="normal" officeooo:rsid="00a2753b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style:font-name="Calibri" fo:font-size="13pt" fo:font-style="normal" fo:font-weight="normal" officeooo:rsid="00b29081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style:font-name="Calibri" fo:font-size="13pt" fo:font-style="normal" fo:font-weight="normal" officeooo:rsid="004e264b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style:font-name="Calibri" fo:font-size="13pt" fo:font-style="normal" fo:font-weight="normal" officeooo:rsid="01b3c058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style:text-properties style:font-name="Calibri" fo:font-size="13pt" fo:font-style="normal" fo:font-weight="normal" officeooo:rsid="01b3c058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font-name="Calibri" fo:font-size="13pt" fo:font-style="normal" fo:font-weight="normal" officeooo:rsid="01c1358b" officeooo:paragraph-rsid="03248174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text-properties style:font-name="Calibri" fo:font-size="13pt" fo:font-style="normal" fo:font-weight="normal" officeooo:rsid="01d699ce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style:font-name="Calibri" fo:font-size="13pt" fo:font-style="normal" fo:font-weight="normal" officeooo:rsid="031596ca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text-properties style:font-name="Calibri" fo:font-size="13pt" fo:font-style="normal" fo:font-weight="normal" officeooo:rsid="03248174" officeooo:paragraph-rsid="03248174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text-properties style:font-name="Calibri" fo:font-size="13pt" fo:font-style="normal" fo:font-weight="normal" officeooo:rsid="01e2a277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text-properties style:font-name="Calibri" fo:font-size="13pt" fo:font-style="normal" style:text-underline-style="none" fo:font-weight="bold" officeooo:rsid="0328f38b" officeooo:paragraph-rsid="0335366b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text-properties style:font-name="Calibri" fo:font-size="13pt" fo:font-style="normal" style:text-underline-style="none" fo:font-weight="normal" officeooo:rsid="002a0e10" officeooo:paragraph-rsid="02e7ae24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text-properties style:font-name="Calibri" fo:font-size="13pt" fo:font-style="italic" fo:font-weight="normal" officeooo:rsid="0009493d" officeooo:paragraph-rsid="0309bdee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text-properties style:font-name="Calibri" fo:font-size="13pt" fo:font-style="italic" fo:font-weight="normal" officeooo:rsid="0066c7e6" officeooo:paragraph-rsid="03005ebc" style:font-size-asian="13pt" style:font-style-asian="italic" style:font-weight-asian="normal" style:font-size-complex="13pt" style:font-style-complex="italic" style:font-weight-complex="normal"/>
    </style:style>
    <style:style style:name="P30" style:family="paragraph" style:parent-style-name="Standard">
      <style:text-properties style:font-name="Calibri" fo:font-size="13pt" fo:font-style="italic" fo:font-weight="normal" officeooo:rsid="00a2753b" officeooo:paragraph-rsid="03005ebc" style:font-size-asian="13pt" style:font-style-asian="italic" style:font-weight-asian="normal" style:font-size-complex="13pt" style:font-style-complex="italic" style:font-weight-complex="normal"/>
    </style:style>
    <style:style style:name="P31" style:family="paragraph" style:parent-style-name="Standard">
      <style:text-properties style:font-name="Calibri" fo:font-size="13pt" fo:font-style="italic" fo:font-weight="normal" officeooo:rsid="031f3b8c" officeooo:paragraph-rsid="0320bce6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text-properties style:font-name="Calibri" fo:font-size="13pt" fo:font-style="italic" style:text-underline-style="none" officeooo:rsid="000a9af6" officeooo:paragraph-rsid="02da9b3f" style:font-size-asian="13pt" style:font-style-asian="italic" style:font-size-complex="13pt" style:font-style-complex="italic"/>
    </style:style>
    <style:style style:name="P33" style:family="paragraph" style:parent-style-name="Standard">
      <style:text-properties style:font-name="Calibri" fo:font-size="13pt" officeooo:rsid="03005ebc" officeooo:paragraph-rsid="03005ebc" style:font-size-asian="13pt" style:font-size-complex="13pt"/>
    </style:style>
    <style:style style:name="P34" style:family="paragraph" style:parent-style-name="Standard">
      <style:text-properties style:font-name="Calibri" fo:font-size="13pt" officeooo:rsid="0009ae11" officeooo:paragraph-rsid="0009ae11" style:font-size-asian="13pt" style:font-size-complex="13pt"/>
    </style:style>
    <style:style style:name="P35" style:family="paragraph" style:parent-style-name="Standard">
      <style:text-properties style:font-name="Calibri" fo:font-size="13pt" officeooo:rsid="0009ae11" officeooo:paragraph-rsid="02d2c453" style:font-size-asian="13pt" style:font-size-complex="13pt"/>
    </style:style>
    <style:style style:name="P36" style:family="paragraph" style:parent-style-name="Standard">
      <style:text-properties style:font-name="Calibri" fo:font-size="13pt" officeooo:rsid="0009ae11" officeooo:paragraph-rsid="02e02c6b" style:font-size-asian="13pt" style:font-size-complex="13pt"/>
    </style:style>
    <style:style style:name="P37" style:family="paragraph" style:parent-style-name="Standard">
      <style:text-properties style:font-name="Calibri" fo:font-size="13pt" officeooo:rsid="026f1157" officeooo:paragraph-rsid="02d2c453" style:font-size-asian="13pt" style:font-size-complex="13pt"/>
    </style:style>
    <style:style style:name="P38" style:family="paragraph" style:parent-style-name="Standard">
      <style:text-properties style:font-name="Calibri" fo:font-size="13pt" officeooo:rsid="001a8522" officeooo:paragraph-rsid="02e868f5" style:font-size-asian="13pt" style:font-size-complex="13pt"/>
    </style:style>
    <style:style style:name="P39" style:family="paragraph" style:parent-style-name="Standard">
      <style:text-properties style:font-name="Calibri" fo:font-size="13pt" fo:font-weight="bold" officeooo:rsid="02534a97" officeooo:paragraph-rsid="0009493d" style:font-size-asian="13pt" style:font-weight-asian="bold" style:font-size-complex="13pt" style:font-weight-complex="bold"/>
    </style:style>
    <style:style style:name="P40" style:family="paragraph" style:parent-style-name="Standard">
      <style:text-properties style:font-name="Courier New" fo:font-size="13pt" fo:font-style="italic" fo:font-weight="normal" officeooo:rsid="01552a06" officeooo:paragraph-rsid="0309bdee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text-properties style:font-name="Courier New" fo:font-size="13pt" fo:font-style="italic" fo:font-weight="normal" officeooo:rsid="0171ebf5" officeooo:paragraph-rsid="0309bdee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text-properties style:font-name="Courier New" fo:font-size="13pt" fo:font-style="normal" fo:font-weight="normal" officeooo:rsid="015f95e0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>
      <style:text-properties style:font-name="Courier New" fo:font-size="13pt" fo:font-style="normal" fo:font-weight="normal" officeooo:rsid="0171ebf5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Standard">
      <style:text-properties style:font-name="Courier New" fo:font-size="13pt" fo:font-style="normal" fo:font-weight="normal" officeooo:rsid="0171ebf5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Standard">
      <style:text-properties style:font-name="Courier New" fo:font-size="13pt" fo:font-style="normal" fo:font-weight="normal" officeooo:rsid="00612f38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text-properties style:font-name="Courier New" fo:font-size="13pt" fo:font-style="normal" fo:font-weight="normal" officeooo:rsid="008dc2ca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text-properties style:font-name="Courier New" fo:font-size="13pt" fo:font-style="normal" fo:font-weight="normal" officeooo:rsid="006b6ca4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text-properties style:font-name="Courier New" fo:font-size="13pt" fo:font-style="normal" fo:font-weight="normal" officeooo:rsid="00ead26e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text-properties style:font-name="Courier New" fo:font-size="13pt" fo:font-style="normal" fo:font-weight="normal" officeooo:rsid="00ead26e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style:font-name="Courier New" fo:font-size="13pt" fo:font-style="normal" fo:font-weight="normal" officeooo:rsid="00a2753b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text-properties style:font-name="Courier New" fo:font-size="13pt" fo:font-style="normal" fo:font-weight="normal" officeooo:rsid="00a2753b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text-properties style:font-name="Courier New" fo:font-size="13pt" fo:font-style="normal" fo:font-weight="normal" officeooo:rsid="00a7c2dd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style:font-name="Courier New" fo:font-size="13pt" fo:font-style="normal" fo:font-weight="normal" officeooo:rsid="00a7c2dd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style:font-name="Courier New" fo:font-size="13pt" fo:font-style="normal" fo:font-weight="normal" officeooo:rsid="01c32b32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text-properties style:font-name="Courier New" fo:font-size="13pt" fo:font-style="normal" fo:font-weight="normal" officeooo:rsid="01c32b32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style:font-name="Courier New" fo:font-size="13pt" fo:font-style="normal" fo:font-weight="normal" officeooo:rsid="01d699ce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text-properties style:font-name="Courier New" fo:font-size="13pt" fo:font-style="normal" fo:font-weight="normal" officeooo:rsid="01baf192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text-properties style:font-name="Courier New" fo:font-size="13pt" fo:font-style="normal" fo:font-weight="normal" officeooo:rsid="01b3c058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text-properties style:font-name="Courier New" fo:font-size="13pt" fo:font-style="normal" fo:font-weight="normal" officeooo:rsid="01e2a277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Standard">
      <style:text-properties style:font-name="Courier New" fo:font-size="13pt" fo:font-style="normal" fo:font-weight="normal" officeooo:rsid="017ef4e3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61" style:family="paragraph" style:parent-style-name="Standard">
      <style:text-properties style:font-name="Courier New" fo:font-size="13pt" fo:font-style="normal" fo:font-weight="normal" officeooo:rsid="00cd553d" officeooo:paragraph-rsid="03005ebc" style:font-size-asian="13pt" style:font-style-asian="normal" style:font-weight-asian="normal" style:font-size-complex="13pt" style:font-style-complex="normal" style:font-weight-complex="normal"/>
    </style:style>
    <style:style style:name="P62" style:family="paragraph" style:parent-style-name="Standard">
      <style:text-properties style:font-name="Courier New" fo:font-size="13pt" fo:font-style="normal" fo:font-weight="normal" officeooo:rsid="00cd553d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63" style:family="paragraph" style:parent-style-name="Standard">
      <style:text-properties style:font-name="Courier New" fo:font-size="13pt" fo:font-style="normal" fo:font-weight="normal" officeooo:rsid="00cd553d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64" style:family="paragraph" style:parent-style-name="Standard">
      <style:text-properties style:font-name="Courier New" fo:font-size="13pt" fo:font-style="normal" fo:font-weight="normal" officeooo:rsid="01e92651" officeooo:paragraph-rsid="03264651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text-properties style:font-name="Courier New" fo:font-size="13pt" fo:font-style="normal" fo:font-weight="normal" officeooo:rsid="03480651" officeooo:paragraph-rsid="03285fb5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text-properties style:font-name="calibri" fo:font-size="13pt" fo:font-style="normal" fo:font-weight="normal" officeooo:rsid="015f95e0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>
      <style:text-properties style:font-name="calibri" fo:font-size="13pt" fo:font-style="normal" fo:font-weight="normal" officeooo:rsid="0142c370" officeooo:paragraph-rsid="0309bdee" style:font-size-asian="13pt" style:font-style-asian="normal" style:font-weight-asian="normal" style:font-size-complex="13pt" style:font-style-complex="normal" style:font-weight-complex="normal"/>
    </style:style>
    <style:style style:name="P68" style:family="paragraph" style:parent-style-name="Standard">
      <style:text-properties style:font-name="calibri" fo:font-size="13pt" fo:font-style="normal" fo:font-weight="normal" officeooo:rsid="01c1358b" officeooo:paragraph-rsid="0320bce6" style:font-size-asian="13pt" style:font-style-asian="normal" style:font-weight-asian="normal" style:font-size-complex="13pt" style:font-style-complex="normal" style:font-weight-complex="normal"/>
    </style:style>
    <style:style style:name="P69" style:family="paragraph" style:parent-style-name="Standard">
      <style:text-properties style:font-name="calibri" fo:font-size="13pt" fo:font-style="normal" fo:font-weight="bold" officeooo:rsid="01c1358b" officeooo:paragraph-rsid="0320bce6" style:font-size-asian="13pt" style:font-style-asian="normal" style:font-weight-asian="bold" style:font-size-complex="13pt" style:font-style-complex="normal" style:font-weight-complex="bold"/>
    </style:style>
    <style:style style:name="P70" style:family="paragraph" style:parent-style-name="Standard">
      <style:text-properties fo:color="#ed1c24" style:font-name="Courier New" fo:font-size="16pt" fo:font-style="normal" fo:font-weight="bold" officeooo:rsid="0171ebf5" officeooo:paragraph-rsid="03264651" style:font-size-asian="16pt" style:font-style-asian="normal" style:font-weight-asian="bold" style:font-size-complex="16pt" style:font-style-complex="normal" style:font-weight-complex="bold"/>
    </style:style>
    <style:style style:name="P71" style:family="paragraph" style:parent-style-name="Standard">
      <style:text-properties fo:color="#ed1c24" style:font-name="Courier New" fo:font-size="16pt" fo:font-style="normal" fo:font-weight="bold" officeooo:rsid="0356df21" officeooo:paragraph-rsid="0356df21" style:font-size-asian="16pt" style:font-style-asian="normal" style:font-weight-asian="bold" style:font-size-complex="16pt" style:font-style-complex="normal" style:font-weight-complex="bold"/>
    </style:style>
    <style:style style:name="P72" style:family="paragraph" style:parent-style-name="Standard">
      <style:text-properties fo:color="#21409a" style:font-name="Calibri" fo:font-size="13pt" fo:font-weight="normal" officeooo:rsid="035a89b6" officeooo:paragraph-rsid="035a89b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alibri" fo:font-size="13pt" fo:font-style="italic" fo:font-weight="normal" officeooo:rsid="0009493d" officeooo:paragraph-rsid="0009493d" style:font-size-asian="13pt" style:font-style-asian="italic" style:font-weight-asian="normal" style:font-size-complex="13pt" style:font-style-complex="italic" style:font-weight-complex="normal"/>
    </style:style>
    <style:style style:name="P74" style:family="paragraph" style:parent-style-name="Preformatted_20_Text">
      <style:text-properties style:font-name="Courier New" fo:font-size="13pt" officeooo:paragraph-rsid="0309bdee" style:font-size-asian="13pt" style:font-size-complex="13pt"/>
    </style:style>
    <style:style style:name="P75" style:family="paragraph" style:parent-style-name="Preformatted_20_Text">
      <style:paragraph-properties fo:margin-top="0in" fo:margin-bottom="0.1965in" loext:contextual-spacing="false"/>
      <style:text-properties style:font-name="Courier New" fo:font-size="13pt" officeooo:paragraph-rsid="0309bdee" style:font-size-asian="13pt" style:font-size-complex="13pt"/>
    </style:style>
    <style:style style:name="P76" style:family="paragraph" style:parent-style-name="Standard">
      <style:text-properties fo:color="#21409a" style:font-name="Calibri" fo:font-size="13pt" fo:font-weight="normal" officeooo:rsid="02534a97" officeooo:paragraph-rsid="0009493d" style:font-size-asian="13pt" style:font-weight-asian="normal" style:font-size-complex="13pt" style:font-weight-complex="normal"/>
    </style:style>
    <style:style style:name="P77" style:family="paragraph" style:parent-style-name="Standard">
      <style:text-properties fo:color="#21409a" style:font-name="Calibri" fo:font-size="13pt" fo:font-weight="normal" officeooo:rsid="02534a97" officeooo:paragraph-rsid="035b542b" style:font-size-asian="13pt" style:font-weight-asian="normal" style:font-size-complex="13pt" style:font-weight-complex="normal"/>
    </style:style>
    <style:style style:name="P78" style:family="paragraph" style:parent-style-name="Standard">
      <style:text-properties fo:color="#21409a" style:font-name="Calibri" fo:font-size="13pt" fo:font-weight="normal" officeooo:rsid="035b542b" officeooo:paragraph-rsid="035b9e8f" style:font-size-asian="13pt" style:font-weight-asian="normal" style:font-size-complex="13pt" style:font-weight-complex="normal"/>
    </style:style>
    <style:style style:name="P79" style:family="paragraph" style:parent-style-name="Standard">
      <style:text-properties fo:color="#21409a" style:font-name="Calibri" fo:font-size="13pt" fo:font-weight="normal" officeooo:rsid="035b9e8f" officeooo:paragraph-rsid="035b9e8f" style:font-size-asian="13pt" style:font-weight-asian="normal" style:font-size-complex="13pt" style:font-weight-complex="normal"/>
    </style:style>
    <style:style style:name="P80" style:family="paragraph" style:parent-style-name="Standard">
      <style:text-properties fo:color="#21409a" style:font-name="Calibri" fo:font-size="13pt" fo:font-weight="normal" officeooo:rsid="035bc0bc" officeooo:paragraph-rsid="035bc0bc" style:font-size-asian="13pt" style:font-weight-asian="normal" style:font-size-complex="13pt" style:font-weight-complex="normal"/>
    </style:style>
    <style:style style:name="P81" style:family="paragraph" style:parent-style-name="Standard">
      <style:text-properties officeooo:paragraph-rsid="02ea1350"/>
    </style:style>
    <style:style style:name="P82" style:family="paragraph" style:parent-style-name="Standard">
      <style:text-properties style:font-name="Courier New" fo:font-size="13pt" fo:font-style="normal" fo:font-weight="normal" officeooo:rsid="03480651" officeooo:paragraph-rsid="03285fb5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ab99eb" style:font-style-asian="italic" style:font-style-complex="italic"/>
    </style:style>
    <style:style style:name="T3" style:family="text">
      <style:text-properties fo:font-style="italic" officeooo:rsid="00accb32" style:font-style-asian="italic" style:font-style-complex="italic"/>
    </style:style>
    <style:style style:name="T4" style:family="text">
      <style:text-properties fo:font-style="italic" officeooo:rsid="00b06ab9" style:font-style-asian="italic" style:font-style-complex="italic"/>
    </style:style>
    <style:style style:name="T5" style:family="text">
      <style:text-properties fo:font-style="italic" officeooo:rsid="00b29081" style:font-style-asian="italic" style:font-style-complex="italic"/>
    </style:style>
    <style:style style:name="T6" style:family="text">
      <style:text-properties fo:font-style="italic" officeooo:rsid="00e785e0" style:font-style-asian="italic" style:font-style-complex="italic"/>
    </style:style>
    <style:style style:name="T7" style:family="text">
      <style:text-properties fo:font-style="italic" officeooo:rsid="00ead26e" style:font-style-asian="italic" style:font-style-complex="italic"/>
    </style:style>
    <style:style style:name="T8" style:family="text">
      <style:text-properties fo:font-style="italic" officeooo:rsid="01138bfd" style:font-style-asian="italic" style:font-style-complex="italic"/>
    </style:style>
    <style:style style:name="T9" style:family="text">
      <style:text-properties fo:font-style="italic" officeooo:rsid="01145751" style:font-style-asian="italic" style:font-style-complex="italic"/>
    </style:style>
    <style:style style:name="T10" style:family="text">
      <style:text-properties fo:font-style="italic" officeooo:rsid="012f2769" style:font-style-asian="italic" style:font-style-complex="italic"/>
    </style:style>
    <style:style style:name="T11" style:family="text">
      <style:text-properties fo:font-style="italic" officeooo:rsid="013226d0" style:font-style-asian="italic" style:font-style-complex="italic"/>
    </style:style>
    <style:style style:name="T12" style:family="text">
      <style:text-properties fo:font-style="italic" officeooo:rsid="01450030" style:font-style-asian="italic" style:font-style-complex="italic"/>
    </style:style>
    <style:style style:name="T13" style:family="text">
      <style:text-properties fo:font-style="italic" officeooo:rsid="018a013d" style:font-style-asian="italic" style:font-style-complex="italic"/>
    </style:style>
    <style:style style:name="T14" style:family="text">
      <style:text-properties fo:font-style="italic" officeooo:rsid="018f2369" style:font-style-asian="italic" style:font-style-complex="italic"/>
    </style:style>
    <style:style style:name="T15" style:family="text">
      <style:text-properties fo:font-style="italic" style:text-underline-style="none" officeooo:rsid="02d00b8d" style:font-style-asian="italic" style:font-style-complex="italic"/>
    </style:style>
    <style:style style:name="T16" style:family="text">
      <style:text-properties officeooo:rsid="00121350"/>
    </style:style>
    <style:style style:name="T17" style:family="text">
      <style:text-properties officeooo:rsid="001422c9"/>
    </style:style>
    <style:style style:name="T18" style:family="text">
      <style:text-properties officeooo:rsid="001c1282"/>
    </style:style>
    <style:style style:name="T19" style:family="text">
      <style:text-properties officeooo:rsid="006505ee"/>
    </style:style>
    <style:style style:name="T20" style:family="text">
      <style:text-properties officeooo:rsid="006ea137"/>
    </style:style>
    <style:style style:name="T21" style:family="text">
      <style:text-properties style:font-name="Courier New"/>
    </style:style>
    <style:style style:name="T22" style:family="text">
      <style:text-properties style:font-name="Courier New" officeooo:rsid="00cd553d"/>
    </style:style>
    <style:style style:name="T23" style:family="text">
      <style:text-properties style:font-name="Courier New" officeooo:rsid="00d4e839"/>
    </style:style>
    <style:style style:name="T24" style:family="text">
      <style:text-properties style:font-name="Courier New" officeooo:rsid="013e7710"/>
    </style:style>
    <style:style style:name="T25" style:family="text">
      <style:text-properties style:font-name="Courier New" officeooo:rsid="0144badb"/>
    </style:style>
    <style:style style:name="T26" style:family="text">
      <style:text-properties style:font-name="Courier New" officeooo:rsid="01d699ce"/>
    </style:style>
    <style:style style:name="T27" style:family="text">
      <style:text-properties style:font-name="Courier New" fo:font-style="normal" style:text-underline-style="none" officeooo:rsid="02d00b8d" style:font-style-asian="normal" style:font-style-complex="normal"/>
    </style:style>
    <style:style style:name="T28" style:family="text">
      <style:text-properties style:font-name="Courier New" fo:font-size="13pt" fo:font-style="normal" style:text-underline-style="none" officeooo:rsid="02d00b8d" style:font-size-asian="13pt" style:font-style-asian="normal" style:font-size-complex="13pt" style:font-style-complex="normal"/>
    </style:style>
    <style:style style:name="T29" style:family="text">
      <style:text-properties fo:font-weight="bold" officeooo:rsid="00a7c2dd" style:font-weight-asian="bold" style:font-weight-complex="bold"/>
    </style:style>
    <style:style style:name="T30" style:family="text">
      <style:text-properties officeooo:rsid="008dc2ca"/>
    </style:style>
    <style:style style:name="T31" style:family="text">
      <style:text-properties officeooo:rsid="009089be"/>
    </style:style>
    <style:style style:name="T32" style:family="text">
      <style:text-properties style:font-name="Andale Mono" officeooo:rsid="009089be"/>
    </style:style>
    <style:style style:name="T33" style:family="text">
      <style:text-properties officeooo:rsid="00a7c2dd"/>
    </style:style>
    <style:style style:name="T34" style:family="text">
      <style:text-properties style:font-name="calibri" fo:font-style="italic" officeooo:rsid="00a7c2dd" style:font-style-asian="italic" style:font-style-complex="italic"/>
    </style:style>
    <style:style style:name="T35" style:family="text">
      <style:text-properties style:font-name="calibri" officeooo:rsid="01cac07d"/>
    </style:style>
    <style:style style:name="T36" style:family="text">
      <style:text-properties style:font-name="calibri" officeooo:rsid="01cf18fd"/>
    </style:style>
    <style:style style:name="T37" style:family="text">
      <style:text-properties style:font-name="calibri" officeooo:rsid="02028162"/>
    </style:style>
    <style:style style:name="T38" style:family="text">
      <style:text-properties style:font-name="calibri" officeooo:rsid="0312ad13"/>
    </style:style>
    <style:style style:name="T39" style:family="text">
      <style:text-properties officeooo:rsid="00be14d3"/>
    </style:style>
    <style:style style:name="T40" style:family="text">
      <style:text-properties officeooo:rsid="00cd553d"/>
    </style:style>
    <style:style style:name="T41" style:family="text">
      <style:text-properties officeooo:rsid="00ead26e"/>
    </style:style>
    <style:style style:name="T42" style:family="text">
      <style:text-properties officeooo:rsid="00f59eca"/>
    </style:style>
    <style:style style:name="T43" style:family="text">
      <style:text-properties officeooo:rsid="010561b5"/>
    </style:style>
    <style:style style:name="T44" style:family="text">
      <style:text-properties officeooo:rsid="011d9450"/>
    </style:style>
    <style:style style:name="T45" style:family="text">
      <style:text-properties officeooo:rsid="013b1e2a"/>
    </style:style>
    <style:style style:name="T46" style:family="text">
      <style:text-properties officeooo:rsid="013e7710"/>
    </style:style>
    <style:style style:name="T47" style:family="text">
      <style:text-properties officeooo:rsid="0144badb"/>
    </style:style>
    <style:style style:name="T48" style:family="text">
      <style:text-properties officeooo:rsid="01450030"/>
    </style:style>
    <style:style style:name="T49" style:family="text">
      <style:text-properties officeooo:rsid="0161b6b4"/>
    </style:style>
    <style:style style:name="T50" style:family="text">
      <style:text-properties officeooo:rsid="01638ab3"/>
    </style:style>
    <style:style style:name="T51" style:family="text">
      <style:text-properties officeooo:rsid="016642b9"/>
    </style:style>
    <style:style style:name="T52" style:family="text">
      <style:text-properties officeooo:rsid="0175d3ac"/>
    </style:style>
    <style:style style:name="T53" style:family="text">
      <style:text-properties officeooo:rsid="017be95d"/>
    </style:style>
    <style:style style:name="T54" style:family="text">
      <style:text-properties officeooo:rsid="017ef4e3"/>
    </style:style>
    <style:style style:name="T55" style:family="text">
      <style:text-properties officeooo:rsid="01baf192"/>
    </style:style>
    <style:style style:name="T56" style:family="text">
      <style:text-properties officeooo:rsid="01bbdf52"/>
    </style:style>
    <style:style style:name="T57" style:family="text">
      <style:text-properties officeooo:rsid="01bcbf2f"/>
    </style:style>
    <style:style style:name="T58" style:family="text">
      <style:text-properties officeooo:rsid="01bcdbff"/>
    </style:style>
    <style:style style:name="T59" style:family="text">
      <style:text-properties officeooo:rsid="01ca0de9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30ba7e8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34d3830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none" officeooo:rsid="02d00b8d" style:font-style-asian="normal" style:font-style-complex="normal"/>
    </style:style>
    <style:style style:name="T64" style:family="text">
      <style:text-properties fo:font-style="normal" style:text-underline-style="none" officeooo:rsid="02f7aa23" style:font-style-asian="normal" style:font-style-complex="normal"/>
    </style:style>
    <style:style style:name="T65" style:family="text">
      <style:text-properties fo:font-style="normal" style:text-underline-style="none" officeooo:rsid="033892bd" style:font-style-asian="normal" style:font-style-complex="normal"/>
    </style:style>
    <style:style style:name="T66" style:family="text">
      <style:text-properties fo:font-style="normal" style:text-underline-style="none" officeooo:rsid="033a5c66" style:font-style-asian="normal" style:font-style-complex="normal"/>
    </style:style>
    <style:style style:name="T67" style:family="text">
      <style:text-properties officeooo:rsid="01cac07d"/>
    </style:style>
    <style:style style:name="T68" style:family="text">
      <style:text-properties officeooo:rsid="01cdf16b"/>
    </style:style>
    <style:style style:name="T69" style:family="text">
      <style:text-properties style:font-name="Calibri"/>
    </style:style>
    <style:style style:name="T70" style:family="text">
      <style:text-properties style:font-name="Calibri" fo:font-size="13pt" fo:font-style="normal" style:text-underline-style="none" officeooo:rsid="02d00b8d" style:font-size-asian="13pt" style:font-style-asian="normal" style:font-size-complex="13pt" style:font-style-complex="normal"/>
    </style:style>
    <style:style style:name="T71" style:family="text">
      <style:text-properties style:font-name="Calibri" fo:font-size="13pt" fo:font-style="normal" style:text-underline-style="none" officeooo:rsid="035d42f6" style:font-size-asian="13pt" style:font-style-asian="normal" style:font-size-complex="13pt" style:font-style-complex="normal"/>
    </style:style>
    <style:style style:name="T72" style:family="text">
      <style:text-properties style:font-name="Calibri" fo:font-size="13pt" fo:font-style="normal" style:text-underline-style="none" officeooo:rsid="02f7aa23" style:font-size-asian="13pt" style:font-style-asian="normal" style:font-size-complex="13pt" style:font-style-complex="normal"/>
    </style:style>
    <style:style style:name="T73" style:family="text">
      <style:text-properties style:font-name="Calibri" fo:font-size="13pt" fo:font-style="normal" style:text-underline-style="none" officeooo:rsid="033892bd" style:font-size-asian="13pt" style:font-style-asian="normal" style:font-size-complex="13pt" style:font-style-complex="normal"/>
    </style:style>
    <style:style style:name="T74" style:family="text">
      <style:text-properties style:font-name="Calibri" fo:font-size="13pt" fo:font-style="normal" style:text-underline-style="none" officeooo:rsid="033a5c66" style:font-size-asian="13pt" style:font-style-asian="normal" style:font-size-complex="13pt" style:font-style-complex="normal"/>
    </style:style>
    <style:style style:name="T75" style:family="text">
      <style:text-properties style:font-name="Calibri" fo:font-size="13pt" fo:font-style="italic" style:text-underline-style="none" officeooo:rsid="02d00b8d" style:font-size-asian="13pt" style:font-style-asian="italic" style:font-size-complex="13pt" style:font-style-complex="italic"/>
    </style:style>
    <style:style style:name="T76" style:family="text">
      <style:text-properties officeooo:rsid="01d141eb"/>
    </style:style>
    <style:style style:name="T77" style:family="text">
      <style:text-properties officeooo:rsid="01d8684a"/>
    </style:style>
    <style:style style:name="T78" style:family="text">
      <style:text-properties officeooo:rsid="01da9bf0"/>
    </style:style>
    <style:style style:name="T79" style:family="text">
      <style:text-properties officeooo:rsid="01e53f03"/>
    </style:style>
    <style:style style:name="T80" style:family="text">
      <style:text-properties officeooo:rsid="01e72bf0"/>
    </style:style>
    <style:style style:name="T81" style:family="text">
      <style:text-properties officeooo:rsid="01e92651"/>
    </style:style>
    <style:style style:name="T82" style:family="text">
      <style:text-properties officeooo:rsid="01e9dbab"/>
    </style:style>
    <style:style style:name="T83" style:family="text">
      <style:text-properties officeooo:rsid="01fd85f4"/>
    </style:style>
    <style:style style:name="T84" style:family="text">
      <style:text-properties officeooo:rsid="02028162"/>
    </style:style>
    <style:style style:name="T85" style:family="text">
      <style:text-properties officeooo:rsid="0205aa84"/>
    </style:style>
    <style:style style:name="T86" style:family="text">
      <style:text-properties officeooo:rsid="02073927"/>
    </style:style>
    <style:style style:name="T87" style:family="text">
      <style:text-properties officeooo:rsid="02250b51"/>
    </style:style>
    <style:style style:name="T88" style:family="text">
      <style:text-properties officeooo:rsid="024b22d5"/>
    </style:style>
    <style:style style:name="T89" style:family="text">
      <style:text-properties officeooo:rsid="02534a97"/>
    </style:style>
    <style:style style:name="T90" style:family="text">
      <style:text-properties officeooo:rsid="02742f26"/>
    </style:style>
    <style:style style:name="T91" style:family="text">
      <style:text-properties officeooo:rsid="02d00b8d"/>
    </style:style>
    <style:style style:name="T92" style:family="text">
      <style:text-properties officeooo:rsid="0044b083"/>
    </style:style>
    <style:style style:name="T93" style:family="text">
      <style:text-properties officeooo:rsid="01d699ce"/>
    </style:style>
    <style:style style:name="T94" style:family="text">
      <style:text-properties officeooo:rsid="0311e251"/>
    </style:style>
    <style:style style:name="T95" style:family="text">
      <style:text-properties officeooo:rsid="03159cf5"/>
    </style:style>
    <style:style style:name="T96" style:family="text">
      <style:text-properties officeooo:rsid="0318a225"/>
    </style:style>
    <style:style style:name="T97" style:family="text">
      <style:text-properties officeooo:rsid="031d6ab5"/>
    </style:style>
    <style:style style:name="T98" style:family="text">
      <style:text-properties officeooo:rsid="03248174"/>
    </style:style>
    <style:style style:name="T99" style:family="text">
      <style:text-properties officeooo:rsid="035b542b"/>
    </style:style>
    <style:style style:name="T100" style:family="text">
      <style:text-properties officeooo:rsid="035b9e8f"/>
    </style:style>
    <style:style style:name="T101" style:family="text">
      <style:text-properties officeooo:rsid="035d42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89">A 700 line </text:span>Topology Optimization <text:span text:style-name="T89">Script for the Web <text:tab/><text:tab/><text:tab/></text:span></text:p>
      <text:p text:style-name="P39"/>
      <text:p text:style-name="P72">Author: Silas Henderson</text:p>
      <text:p text:style-name="P76"/>
      <text:p text:style-name="P78">I <text:span text:style-name="T100">haven’t written this (successfully) yet. <text:s/></text:span></text:p>
      <text:p text:style-name="P78"><text:span text:style-name="T100">I’ve tried a couple times and failed</text:span></text:p>
      <text:p text:style-name="P78"/>
      <text:p text:style-name="P79">This document is just <text:span text:style-name="T1">aspirational</text:span></text:p>
      <text:p text:style-name="P80">Also, I do need to organize stuff anyway</text:p>
      <text:p text:style-name="P77"/>
      <text:p text:style-name="P3">Abstract</text:p>
      <text:p text:style-name="P34"/>
      <text:p text:style-name="P35">This document reviews code for <text:span text:style-name="T16">a </text:span>gpu-accelerated topology optimization program <text:span text:style-name="T17">that runs on a </text:span>modern web browser. <text:s/><text:span text:style-name="T91">All aspects of the program, including parallel math routines, control flow, and user interface, are defined in a 700 line </text:span>HTML file. <text:s/><text:span text:style-name="T99">This script</text:span><text:span text:style-name="T90"> uses only </text:span><text:span text:style-name="T99">natively supported browser t</text:span><text:span text:style-name="T90">echnologies. <text:s/>No plugins or external libraries required. </text:span></text:p>
      <text:p text:style-name="P37"/>
      <text:p text:style-name="P26">Program Overview</text:p>
      <text:p text:style-name="P32"/>
      <text:p text:style-name="P81"><text:span text:style-name="T70">Th</text:span><text:span text:style-name="T71">e</text:span><text:span text:style-name="T70"> element mesh </text:span><text:span text:style-name="T71">and solver are </text:span><text:span text:style-name="T70">identical to Ole Sigmund’s </text:span><text:span text:style-name="T75">99-line MATLAB code for Topology Optimization</text:span><text:span text:style-name="T70">. <text:s/></text:span><text:span text:style-name="T71">The solver follows the </text:span><text:span text:style-name="T70">However, the implementation details </text:span><text:span text:style-name="T72">are </text:span><text:span text:style-name="T70">quite different. <text:s text:c="2"/></text:span><text:span text:style-name="T28">ku=f </text:span><text:span text:style-name="T70">is solved using a </text:span><text:span text:style-name="T73">matrix-free gpu accelerate</text:span><text:span text:style-name="T74">d</text:span><text:span text:style-name="T70"> conjugate gradient method. <text:s/></text:span></text:p>
      <text:p text:style-name="P36"/>
      <text:p text:style-name="P38"><text:span text:style-name="T18">P</text:span>arallel math routines are defined with glsl shading language. <text:s/><text:span text:style-name="T88">Grid data is stored in W</text:span>ebGL textures. <text:s/><text:span text:style-name="T92">Each parallel math operation is bundled into a “kernel” object that reads from one or more WebGL textures, performs some math, then writes to one or more WebGL textures. <text:s/>The programming interface is defined with html and JavaScript.</text:span></text:p>
      <text:p text:style-name="P27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33"><text:span text:style-name="T62">Ap</text:span><text:span text:style-name="T61">pendix A: </text:span><text:span text:style-name="T60">Texture Coordinates</text:span></text:p>
      <text:p text:style-name="P4"/>
      <text:p text:style-name="P10">Texel coordinates are used to reference texture data. An example using a 4x4 texture is shown below. <text:s/></text:p>
      <text:p text:style-name="P9"/>
      <text:p text:style-name="P29"><text:tab/>Texel Coordinates <text:s/><text:tab/><text:tab/><text:tab/><text:tab/><text:span text:style-name="T43">Example Texel Values</text:span></text:p>
      <text:p text:style-name="P45"><text:tab/>(0,3), (1,3), (2,3), (3,3) <text:s text:c="2"/><text:tab/><text:span text:style-name="T20">(1), <text:s/>(1), <text:s/>(1), <text:s/>(1)</text:span></text:p>
      <text:p text:style-name="P45"><text:tab/>(0,2), (1,2), (2,2), (3,2) <text:s text:c="2"/><text:tab/><text:span text:style-name="T20">(0), <text:s/>(0), <text:s/>(0), <text:s/>(0)</text:span></text:p>
      <text:p text:style-name="P45"><text:tab/>(0,1), (1,1), (2,1), (3,1) <text:s/><text:tab/><text:span text:style-name="T20">(0), <text:s/>(0), <text:s/>(0), <text:s/>(0)</text:span></text:p>
      <text:p text:style-name="P45"><text:tab/>(0,0), (1,0), (2,0), (3,0<text:span text:style-name="T19">)<text:tab/><text:tab/>(0), <text:s/>(0), <text:s/>(0), <text:s/>(0)</text:span></text:p>
      <text:p text:style-name="P11"/>
      <text:p text:style-name="P12">To get data from the texture, we use <text:span text:style-name="T31">the </text:span><text:span text:style-name="T32">texelFetch</text:span><text:span text:style-name="T31"> function</text:span></text:p>
      <text:p text:style-name="P11"><text:tab/></text:p>
      <text:p text:style-name="P46"><text:tab/>texelFetch( 0, <text:s/>3 ) = 1;</text:p>
      <text:p text:style-name="P47"><text:tab/><text:span text:style-name="T30">texelFetch( 1, <text:s/>1 ) = 0;</text:span></text:p>
      <text:p text:style-name="P13"/>
      <text:p text:style-name="P14">In this program, texels coordinates directly relate to the mesh.</text:p>
      <text:p text:style-name="P30"/>
      <text:p text:style-name="P15"><text:span text:style-name="T2">E</text:span><text:span text:style-name="T1">xample Structure</text:span></text:p>
      <text:p text:style-name="P48"/>
      <text:p text:style-name="P50"><text:span text:style-name="T33">y = 20<text:tab/></text:span><text:span text:style-name="T29">n</text:span><text:span text:style-name="T33"> - - - n - - - n <text:s text:c="2"/><text:tab/></text:span></text:p>
      <text:p text:style-name="P50"><text:span text:style-name="T33"><text:tab/><text:tab/>| <text:s text:c="2"/>e <text:s text:c="2"/>| <text:s text:c="2"/></text:span><text:span text:style-name="T29">e</text:span><text:span text:style-name="T33"> <text:s text:c="2"/>|<text:tab/></text:span></text:p>
      <text:p text:style-name="P50"><text:span text:style-name="T33">y = 10<text:tab/></text:span><text:span text:style-name="T29">n</text:span><text:span text:style-name="T33"> - - - n - - - n <text:s/></text:span></text:p>
      <text:p text:style-name="P52"><text:tab/><text:tab/>| <text:s text:c="2"/>e <text:s text:c="2"/>| <text:s text:c="2"/>e <text:s text:c="2"/>|</text:p>
      <text:p text:style-name="P50"><text:span text:style-name="T33">y = 0<text:tab/></text:span><text:span text:style-name="T29">n</text:span><text:span text:style-name="T33"> - - - n - - - n <text:s text:c="2"/><text:tab/></text:span></text:p>
      <text:p text:style-name="P50"><text:tab/> <text:s text:c="2"/><text:span text:style-name="T7"><text:tab/></text:span><text:span text:style-name="T41">x = 0 <text:s text:c="2"/>x = 10 <text:s/>x = 20</text:span></text:p>
      <text:p text:style-name="P30"/>
      <text:p text:style-name="P16"><text:span text:style-name="T5">Node P</text:span><text:span text:style-name="T3">os</text:span><text:span text:style-name="T4">ition</text:span><text:span text:style-name="T3"> </text:span><text:span text:style-name="T2">Texture <text:tab/> <text:tab/> </text:span><text:span text:style-name="T4">Fixed </text:span><text:span text:style-name="T5">Node</text:span><text:span text:style-name="T6"> Texture <text:s/><text:tab/></text:span><text:span text:style-name="T9">El </text:span><text:span text:style-name="T8">Density</text:span><text:span text:style-name="T34"> Texture</text:span></text:p>
      <text:p text:style-name="P52">(0,20),(10,20),(20,20) <text:tab/>(1),(0),(0)<text:tab/><text:tab/>(4), (2)<text:tab/></text:p>
      <text:p text:style-name="P52">(0,10),(10,10),(20,10) <text:s/><text:tab/>(1),(0),(0) <text:s/><text:tab/><text:tab/>(4), (4)</text:p>
      <text:p text:style-name="P52">(0, 0),(10, 0),(20, 0)<text:tab/><text:tab/>(1),(0),(0)</text:p>
      <text:p text:style-name="P52"><text:tab/></text:p>
      <text:p text:style-name="P17">The example <text:span text:style-name="T39">above shows a mesh of four quadrilateral elements of size 10x10. <text:s/>The top-right element has density=2. <text:s/>Other elements have density=4. <text:s/>The nodes on the left side are fixed.</text:span></text:p>
      <text:p text:style-name="P17"/>
      <text:p text:style-name="P18"><text:span text:style-name="T42">In general, element data is stored in textures with size </text:span><text:span text:style-name="T22">[nelx, nely</text:span><text:span text:style-name="T23">]. </text:span><text:span text:style-name="T40">Node data is stored in textures with size </text:span><text:span text:style-name="T22">[nelx+1, nely+1</text:span><text:span text:style-name="T23">]</text:span><text:span text:style-name="T22">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2">Appendix B: <text:s/><text:span text:style-name="T44">Elasticity</text:span></text:p>
      <text:p text:style-name="P28"/>
      <text:p text:style-name="P5">The structure is a mesh of <text:span text:style-name="T45">square linear-elastic </text:span>elements. <text:s/><text:span text:style-name="T46">Each element’s elasticity is modeled with a </text:span><text:span text:style-name="T24">k0</text:span><text:span text:style-name="T46"> matrix [0]. <text:s/></text:span><text:span text:style-name="T24">k0</text:span><text:span text:style-name="T46"> relates the element’s nodal </text:span></text:p>
      <text:p text:style-name="P6">displacements to its nodal forces <text:span text:style-name="T47">with the equation</text:span><text:span text:style-name="T25"> ku = f</text:span><text:span text:style-name="T47">, where </text:span><text:span text:style-name="T25">k</text:span><text:span text:style-name="T47"> is an 8x8 matrix, and </text:span><text:span text:style-name="T25">u </text:span><text:span text:style-name="T47">and </text:span><text:span text:style-name="T25">f</text:span><text:span text:style-name="T47"> are 8x1 vectors.</text:span></text:p>
      <text:p text:style-name="P6"/>
      <text:p text:style-name="P40">n0 <text:s text:c="3"/>n1 <text:s text:c="3"/>n2 <text:s text:c="3"/>n3 </text:p>
      <text:p text:style-name="P74"><text:span text:style-name="T47">k</text:span>1,k2,k3,k4,k5,k6,k7,k8 <text:s text:c="2"/><text:span text:style-name="T48">u0 <text:s text:c="2"/>f0 <text:s text:c="2"/></text:span><text:span text:style-name="T12">n0: Low Left Node <text:s/>(x)</text:span></text:p>
      <text:p text:style-name="P74">k2,k1,k8,k7,k6,k5,k4,k3 <text:s text:c="2"/><text:span text:style-name="T48">u1 <text:s text:c="2"/>f1 <text:s text:c="2"/></text:span><text:span text:style-name="T12">n0: Low Left Node <text:s/>(y)</text:span></text:p>
      <text:p text:style-name="P74">k3,k8,k1,k6,k7,k4,k5,k2 <text:s text:c="2"/><text:span text:style-name="T48">u2 <text:s text:c="2"/>f2 <text:s text:c="2"/></text:span><text:span text:style-name="T12">n1: Low Right Node (x)</text:span></text:p>
      <text:p text:style-name="P74">k4,k7,k6,k1,k8,k3,k2,k5 <text:s text:c="2"/><text:span text:style-name="T48">u3 <text:s text:c="2"/>f3 <text:s text:c="2"/></text:span><text:span text:style-name="T12">n1: Low Right Node (y)</text:span></text:p>
      <text:p text:style-name="P74">k5,k6,k7,k8,k1,k2,k3,k4 <text:s text:c="2"/><text:span text:style-name="T48">u4 <text:s text:c="2"/>f4 <text:s text:c="2"/></text:span><text:span text:style-name="T12">n2: Up Right Node <text:s/>(x)</text:span></text:p>
      <text:p text:style-name="P74">k6,k5,k4,k3,k2,k1,k8,k7 <text:s text:c="2"/><text:span text:style-name="T48">u5 <text:s text:c="2"/>f5 <text:s text:c="2"/></text:span><text:span text:style-name="T12">n2: Up Right Node <text:s/>(y)</text:span><text:span text:style-name="T48"> </text:span></text:p>
      <text:p text:style-name="P74">k7,k4,k5,k2,k3,k8,k1,k6 <text:s text:c="2"/><text:span text:style-name="T48">u6 <text:s text:c="2"/>f6 <text:s text:c="2"/></text:span><text:span text:style-name="T12">n3: Up Left Node <text:s text:c="2"/>(x)</text:span><text:span text:style-name="T48"> </text:span></text:p>
      <text:p text:style-name="P75">k8,k3,k2,k5,k4,k7,k6,k1 <text:s text:c="2"/><text:span text:style-name="T48">u7 <text:s text:c="2"/>f7 <text:s text:c="2"/></text:span><text:span text:style-name="T12">n3: Up Left Node <text:s text:c="2"/>(y)</text:span></text:p>
      <text:p text:style-name="P66">Also note that this matrix has some symmetry and can be represented with four 4x4 submatrices, shown below. <text:s/><text:span text:style-name="T49">This is useful because glsl supports matrix multiplication with matrices up to size 4x4.</text:span></text:p>
      <text:p text:style-name="P66"/>
      <text:p text:style-name="P42">k0 = k_dia<text:span text:style-name="T51">g</text:span>, k_off</text:p>
      <text:p text:style-name="P42"><text:tab/> k_off, <text:s/>k_dia<text:span text:style-name="T51">g</text:span></text:p>
      <text:p text:style-name="P67"/>
      <text:p text:style-name="P7"><text:span text:style-name="T85">Using 4x4 sub-matrices</text:span>, Elastic force for each node of an element can be computed with</text:p>
      <text:p text:style-name="P7"/>
      <text:p text:style-name="P42"><text:span text:style-name="T87">f0123</text:span> = k_diag*<text:span text:style-name="T50">u0123 + k</text:span>_off* <text:span text:style-name="T50">u4567</text:span></text:p>
      <text:p text:style-name="P42"><text:span text:style-name="T50">f4567</text:span> = <text:span text:style-name="T51">k</text:span>_off*<text:span text:style-name="T50"> u0123 + </text:span>k_diag*<text:span text:style-name="T50">u4567</text:span></text:p>
      <text:p text:style-name="P28"/>
      <text:p text:style-name="P8">Or, when using <text:span text:style-name="T53">a </text:span>nod<text:span text:style-name="T53">al numbering scheme</text:span></text:p>
      <text:p text:style-name="P41"/>
      <text:p text:style-name="P43">f01 = k_diag*vec4(u0, u1) <text:span text:style-name="T83">+</text:span> k_off *vec4(u2, u3);</text:p>
      <text:p text:style-name="P43">f23 = k_<text:span text:style-name="T52">off </text:span>*vec4(u0, u1) <text:span text:style-name="T83">+</text:span> k_diag*vec4(u2, u3);</text:p>
      <text:p text:style-name="P4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1"><text:span text:style-name="T96">Appendix C: Computing Element </text:span>Nodal Force<text:span text:style-name="T95">s</text:span></text:p>
      <text:p text:style-name="P49"><text:s text:c="2"/><text:tab/><text:tab/><text:tab/> <text:s text:c="5"/></text:p>
      <text:p text:style-name="P19"><text:span text:style-name="T94">Nodal forces are found by computing </text:span><text:span text:style-name="T21">ku=f</text:span> for each element. <text:s/><text:span text:style-name="T94">This computation runs on a shader program program that in parallel on a per-element basis.</text:span></text:p>
      <text:p text:style-name="P68"/>
      <text:p text:style-name="P23">A<text:span text:style-name="T97">n example </text:span>structure, <text:span text:style-name="T97">with corresponding data textures is shown below for refe</text:span>rence</text:p>
      <text:p text:style-name="P23"/>
      <text:p text:style-name="P31">Example: Structure and Data</text:p>
      <text:p text:style-name="P31"/>
      <text:p text:style-name="P53"><text:tab/>y = 2<text:tab/>n - - n - - - n <text:tab/>u=(.2,0)</text:p>
      <text:p text:style-name="P53"><text:tab/><text:tab/> <text:s text:c="3"/>| <text:s/>e <text:s/>| <text:s/>e <text:s text:c="2"/>/</text:p>
      <text:p text:style-name="P53"><text:tab/>y = 1<text:tab/>n - - n - - n </text:p>
      <text:p text:style-name="P53"><text:tab/><text:tab/> <text:s text:c="3"/>| <text:s/>e <text:s/>| <text:s/>e <text:s/>|</text:p>
      <text:p text:style-name="P53"><text:tab/>y = 0<text:tab/>n - - n - - n <text:s text:c="2"/><text:tab/></text:p>
      <text:p text:style-name="P51"/>
      <text:p text:style-name="P51"><text:span text:style-name="T10"><text:tab/>Node Displacement <text:tab/><text:tab/></text:span><text:span text:style-name="T13">Element Area</text:span><text:span text:style-name="T11"><text:tab/> <text:tab/></text:span><text:span text:style-name="T14">Node Force</text:span></text:p>
      <text:p text:style-name="P53"><text:tab/>(0,0),(0,0),(.2,0)<text:tab/> <text:s text:c="12"/><text:tab/><text:tab/><text:tab/>(?), (?), (?)</text:p>
      <text:p text:style-name="P53"><text:tab/>(0,0),(0,0),( 0,0) <text:tab/>(1), (1) <text:s text:c="3"/><text:tab/><text:tab/>(?), (?), (?)</text:p>
      <text:p text:style-name="P53"><text:tab/>(0,0),(0,0),( 0,0) <text:tab/>(1), (1) <text:s text:c="3"/><text:tab/><text:tab/>(?), (?), (?)</text:p>
      <text:p text:style-name="P69"/>
      <text:p text:style-name="P19"><text:span text:style-name="T38">E</text:span><text:span text:style-name="T35">lement </text:span><text:span text:style-name="T36">nod</text:span><text:span text:style-name="T37">al</text:span><text:span text:style-name="T36"> displacements are fetched using the following:</text:span></text:p>
      <text:p text:style-name="P54"/>
      <text:p text:style-name="P54"><text:span text:style-name="T68"><text:tab/>u</text:span>0 = node_<text:span text:style-name="T76">disp(</text:span> <text:span text:style-name="T67">gl.FragCoord</text:span> <text:s text:c="6"/><text:span text:style-name="T59"><text:s/></text:span>) // <text:span text:style-name="T84">low left </text:span></text:p>
      <text:p text:style-name="P54"><text:s text:c="3"/><text:tab/>u<text:span text:style-name="T59">1</text:span> = node_<text:span text:style-name="T76">d</text:span>isp( <text:span text:style-name="T67">gl.FragCoord</text:span> <text:span text:style-name="T59">+ (1,0)</text:span>) // <text:span text:style-name="T84">low right</text:span></text:p>
      <text:p text:style-name="P54"><text:tab/>u<text:span text:style-name="T59">2</text:span> = node_disp<text:span text:style-name="T68">(</text:span> <text:span text:style-name="T67">gl.FragCoord + (1,1)</text:span>) // <text:span text:style-name="T84">up <text:s/>right</text:span></text:p>
      <text:p text:style-name="P54"><text:tab/>u<text:span text:style-name="T59">3</text:span> = node_disp<text:span text:style-name="T68">( gl.FragCoord + (0,1)) // up <text:s/>left</text:span></text:p>
      <text:p text:style-name="P54"><text:tab/></text:p>
      <text:p text:style-name="P24">Element nodal forces are computed using the k0 matrix and element area. <text:s/></text:p>
      <text:p text:style-name="P21"><text:span text:style-name="T98">Four textures </text:span><text:span text:style-name="T26">f0,f1,f2,f3</text:span><text:span text:style-name="T93"> are output.</text:span></text:p>
      <text:p text:style-name="P22"/>
      <text:p text:style-name="P56"><text:tab/>f0: <text:s/><text:span text:style-name="T78">E</text:span>ach element’s lower left <text:s/>node force </text:p>
      <text:p text:style-name="P56"><text:tab/>f1: <text:s/><text:span text:style-name="T78">E</text:span>ach element’s lower <text:span text:style-name="T78">right </text:span>node force </text:p>
      <text:p text:style-name="P56"><text:tab/>f2: <text:s/><text:span text:style-name="T78">E</text:span>ach element’s <text:span text:style-name="T78">upper right </text:span>node force </text:p>
      <text:p text:style-name="P56"><text:tab/>f3: <text:s/><text:span text:style-name="T78">E</text:span>ach element’s <text:span text:style-name="T78">upper left <text:s/></text:span>node force </text:p>
      <text:p text:style-name="P57"><text:tab/><text:tab/><text:tab/><text:tab/><text:tab/> <text:s text:c="6"/>_ _ _ _ <text:s text:c="5"/>_ _</text:p>
      <text:p text:style-name="P58"><text:tab/><text:tab/><text:tab/><text:tab/><text:tab/> <text:s text:c="4"/>_<text:span text:style-name="T55">|</text:span>_ _ _ <text:s/><text:span text:style-name="T55">| <text:s text:c="5"/>|</text:span></text:p>
      <text:p text:style-name="P58"><text:tab/><text:tab/><text:tab/><text:tab/><text:tab/> <text:s text:c="2"/>_<text:span text:style-name="T55">|</text:span>_ _ _ <text:s/><text:span text:style-name="T55">| | <text:s text:c="5"/>|</text:span></text:p>
      <text:p text:style-name="P58"><text:tab/><text:tab/><text:tab/> <text:s text:c="2"/>_ _<text:tab/> _<text:span text:style-name="T55">|</text:span>_ _ _ <text:s/><text:span text:style-name="T55">| | | <text:s text:c="4"/>nely</text:span></text:p>
      <text:p text:style-name="P57"><text:tab/><text:tab/><text:tab/><text:tab/><text:span text:style-name="T56">|</text:span><text:tab/>| <text:s text:c="6"/>| | |_| <text:s/><text:span text:style-name="T77">f3</text:span> _<text:span text:style-name="T58">|</text:span>_</text:p>
      <text:p text:style-name="P57"><text:span text:style-name="T56"><text:tab/><text:tab/><text:tab/> <text:s text:c="2"/>nely</text:span><text:tab/>| <text:s text:c="6"/>| |_| <text:s/><text:span text:style-name="T77">f2 </text:span><text:s text:c="3"/>/</text:p>
      <text:p text:style-name="P57"><text:tab/><text:tab/><text:tab/><text:tab/><text:span text:style-name="T56">|</text:span><text:tab/>| <text:s text:c="6"/>|_|<text:tab/><text:span text:style-name="T77">f1</text:span> <text:s text:c="4"/><text:span text:style-name="T57">4</text:span> <text:s text:c="11"/></text:p>
      <text:p text:style-name="P57"><text:tab/><text:tab/><text:tab/> <text:s text:c="2"/>_|_<text:tab/><text:span text:style-name="T56">|</text:span>_ _ _ _| <text:span text:style-name="T77">f0</text:span> <text:s text:c="5"/>_/_</text:p>
      <text:p text:style-name="P58"><text:tab/><text:tab/> <text:s text:c="21"/></text:p>
      <text:p text:style-name="P58"><text:tab/><text:tab/><text:tab/><text:tab/> <text:s text:c="4"/><text:span text:style-name="T56">|-nelx-|</text:span></text:p>
      <text:p text:style-name="P63"/>
      <text:p text:style-name="P25"><text:soft-page-break/></text:p>
      <text:p text:style-name="P59"><text:span text:style-name="T69">The total fragment code for </text:span>ElementForceKernel <text:span text:style-name="T69">is shown below</text:span></text:p>
      <text:p text:style-name="P20"/>
      <text:p text:style-name="P44"><text:tab/><text:span text:style-name="T54">out vec2 f0, f1, f2, f3;</text:span></text:p>
      <text:p text:style-name="P44"><text:tab/><text:span text:style-name="T80">uniform sampler2D node_u, el_area;</text:span></text:p>
      <text:p text:style-name="P60"><text:tab/><text:span text:style-name="T79">uniform</text:span> mat4 k_diag, k_off;</text:p>
      <text:p text:style-name="P44"/>
      <text:p text:style-name="P44"><text:tab/><text:span text:style-name="T81">void main() {</text:span></text:p>
      <text:p text:style-name="P44"><text:tab/><text:tab/></text:p>
      <text:p text:style-name="P44"><text:tab/><text:tab/>ivec2 frag_pos = ivec2(gl_FragCoord.xy); <text:s text:c="2"/></text:p>
      <text:p text:style-name="P44"><text:tab/><text:tab/></text:p>
      <text:p text:style-name="P64"><text:tab/><text:tab/>vec2 u0 = node_u( frag_pos <text:s text:c="13"/>)</text:p>
      <text:p text:style-name="P55"><text:s text:c="4"/><text:tab/><text:tab/><text:span text:style-name="T81">vec2 </text:span>u<text:span text:style-name="T59">1</text:span> = node_<text:span text:style-name="T86">u</text:span>( <text:span text:style-name="T82">frag_pos + ivec2(1,0) </text:span>)</text:p>
      <text:p text:style-name="P55"><text:tab/><text:tab/><text:span text:style-name="T81">vec2 </text:span>u<text:span text:style-name="T59">2</text:span> = node_<text:span text:style-name="T86">u(</text:span> <text:span text:style-name="T82">frag_pos + ivec2(1,1) </text:span>)</text:p>
      <text:p text:style-name="P55"><text:tab/><text:tab/><text:span text:style-name="T81">vec2 </text:span>u<text:span text:style-name="T59">3</text:span> = node_<text:span text:style-name="T86">u( frag_pos + ivec2(0,1) )</text:span></text:p>
      <text:p text:style-name="P55"/>
      <text:p text:style-name="P55"><text:tab/><text:tab/><text:span text:style-name="T54">vec4 f01 = k_diag*vec4(u0,u1), k_off *vec4(u2,u3);</text:span></text:p>
      <text:p text:style-name="P44"><text:tab/><text:tab/><text:span text:style-name="T54">vec4 </text:span>f23 = k_<text:span text:style-name="T52">off </text:span>*vec4(u0,u1), k_diag*vec4(u2,u3);</text:p>
      <text:p text:style-name="P44"><text:tab/><text:tab/></text:p>
      <text:p text:style-name="P44"><text:tab/><text:tab/>f0 = f01.xy; <text:s/></text:p>
      <text:p text:style-name="P44"><text:tab/><text:tab/>f1 = f01.zw; <text:tab/></text:p>
      <text:p text:style-name="P44"><text:tab/><text:tab/>f2 = f23.xy;</text:p>
      <text:p text:style-name="P44"><text:tab/><text:tab/>f3 = f23.zw;</text:p>
      <text:p text:style-name="P44"/>
      <text:p text:style-name="P44"/>
      <text:p text:style-name="P44">--------------------------------------------------------------</text:p>
      <text:p text:style-name="P70"/>
      <text:p text:style-name="P71">Note: I haven’t successfully written this program yet, although I have been making progress in building the components and thinking about the overall program structure.</text:p>
      <text:p text:style-name="P71"/>
      <text:p text:style-name="P71"/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2:09:04.197272580</meta:creation-date>
    <dc:date>2021-11-03T19:52:39.644235188</dc:date>
    <meta:editing-duration>P2DT10H39M38S</meta:editing-duration>
    <meta:editing-cycles>617</meta:editing-cycles>
    <meta:generator>LibreOffice/6.4.7.2$Linux_X86_64 LibreOffice_project/40$Build-2</meta:generator>
    <meta:document-statistic meta:table-count="0" meta:image-count="0" meta:object-count="0" meta:page-count="5" meta:paragraph-count="115" meta:word-count="978" meta:character-count="5990" meta:non-whitespace-character-count="4605"/>
  </office:meta>
</office:document-meta>
</file>